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17C3A6B9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rame_20_contents">
      <style:paragraph-properties fo:text-align="center" style:justify-single-word="false"/>
    </style:style>
    <style:style style:name="P2" style:family="paragraph" style:parent-style-name="Heading_20_1" style:list-style-name="WWNum17"/>
    <style:style style:name="P3" style:family="paragraph" style:parent-style-name="Heading_20_1" style:list-style-name="">
      <style:paragraph-properties fo:margin-left="1.27cm" fo:text-indent="-0.635cm" style:auto-text-indent="false"/>
    </style:style>
    <style:style style:name="P4" style:family="paragraph" style:parent-style-name="Heading_20_2">
      <style:paragraph-properties fo:margin-top="0cm" fo:margin-bottom="0cm" style:contextual-spacing="false" fo:break-before="page"/>
    </style:style>
    <style:style style:name="P5" style:family="paragraph" style:parent-style-name="List_20_Paragraph" style:list-style-name="WWNum19"/>
    <style:style style:name="P6" style:family="paragraph" style:parent-style-name="List_20_Paragraph" style:list-style-name="WWNum20"/>
    <style:style style:name="P7" style:family="paragraph" style:parent-style-name="List_20_Paragraph">
      <style:paragraph-properties fo:margin-left="1.905cm"/>
      <style:text-properties style:language-asian="fr" style:country-asian="FR"/>
    </style:style>
    <style:style style:name="P8" style:family="paragraph" style:parent-style-name="List_20_Paragraph" style:list-style-name="WWNum21"/>
    <style:style style:name="P9" style:family="paragraph" style:parent-style-name="List_20_Paragraph" style:list-style-name="WWNum22"/>
    <style:style style:name="P10" style:family="paragraph" style:parent-style-name="List_20_Paragraph">
      <style:text-properties fo:font-weight="normal" officeooo:rsid="000c28be" officeooo:paragraph-rsid="000c28be" style:font-weight-asian="normal" style:font-weight-complex="normal"/>
    </style:style>
    <style:style style:name="P11" style:family="paragraph" style:parent-style-name="List_20_Paragraph">
      <style:text-properties fo:font-weight="normal" officeooo:rsid="000c28be" officeooo:paragraph-rsid="000c8a82" style:font-weight-asian="normal" style:font-weight-complex="normal"/>
    </style:style>
    <style:style style:name="P12" style:family="paragraph" style:parent-style-name="List_20_Paragraph">
      <style:text-properties fo:font-weight="normal" style:font-weight-asian="normal" style:font-weight-complex="normal"/>
    </style:style>
    <style:style style:name="P13" style:family="paragraph" style:parent-style-name="List_20_Paragraph">
      <style:text-properties fo:font-weight="normal" officeooo:rsid="000ee51d" officeooo:paragraph-rsid="000ee51d" style:font-weight-asian="normal" style:font-weight-complex="normal"/>
    </style:style>
    <style:style style:name="P14" style:family="paragraph" style:parent-style-name="List_20_Paragraph">
      <style:text-properties fo:font-weight="normal" officeooo:rsid="0010b036" officeooo:paragraph-rsid="0010b036" style:font-weight-asian="normal" style:font-weight-complex="normal"/>
    </style:style>
    <style:style style:name="P15" style:family="paragraph" style:parent-style-name="List_20_Paragraph">
      <style:text-properties fo:font-weight="normal" officeooo:rsid="00120660" officeooo:paragraph-rsid="00120660" style:font-weight-asian="normal" style:font-weight-complex="normal"/>
    </style:style>
    <style:style style:name="P16" style:family="paragraph" style:parent-style-name="List_20_Paragraph">
      <style:text-properties fo:font-weight="normal" officeooo:rsid="001411af" officeooo:paragraph-rsid="001411af" style:font-weight-asian="normal" style:font-weight-complex="normal"/>
    </style:style>
    <style:style style:name="P17" style:family="paragraph" style:parent-style-name="List_20_Paragraph">
      <style:text-properties fo:font-weight="normal" officeooo:rsid="00160ca1" officeooo:paragraph-rsid="00160ca1" style:font-weight-asian="normal" style:font-weight-complex="normal"/>
    </style:style>
    <style:style style:name="P18" style:family="paragraph" style:parent-style-name="List_20_Paragraph">
      <style:text-properties fo:font-weight="normal" officeooo:rsid="00161c40" officeooo:paragraph-rsid="00161c40" style:font-weight-asian="normal" style:font-weight-complex="normal"/>
    </style:style>
    <style:style style:name="P19" style:family="paragraph" style:parent-style-name="List_20_Paragraph">
      <style:text-properties fo:font-weight="normal" officeooo:rsid="0017f02a" officeooo:paragraph-rsid="0017f02a" style:font-weight-asian="normal" style:font-weight-complex="normal"/>
    </style:style>
    <style:style style:name="P20" style:family="paragraph" style:parent-style-name="List_20_Paragraph">
      <style:text-properties fo:font-weight="normal" officeooo:rsid="00181976" officeooo:paragraph-rsid="00181976" style:font-weight-asian="normal" style:font-weight-complex="normal"/>
    </style:style>
    <style:style style:name="P21" style:family="paragraph" style:parent-style-name="List_20_Paragraph">
      <style:text-properties officeooo:rsid="0017f02a" officeooo:paragraph-rsid="0017f02a"/>
    </style:style>
    <style:style style:name="P22" style:family="paragraph" style:parent-style-name="No_20_Spacing">
      <style:paragraph-properties fo:margin-top="0.423cm" fo:margin-bottom="0cm" style:contextual-spacing="false"/>
    </style:style>
    <style:style style:name="P23" style:family="paragraph" style:parent-style-name="Standard">
      <style:paragraph-properties fo:break-before="page"/>
    </style:style>
    <style:style style:name="P24" style:family="paragraph" style:parent-style-name="Standard">
      <style:text-properties style:language-asian="fr" style:country-asian="FR"/>
    </style:style>
    <style:style style:name="P25" style:family="paragraph" style:parent-style-name="Standard">
      <style:text-properties officeooo:rsid="0009b336" officeooo:paragraph-rsid="0009b336" style:language-asian="fr" style:country-asian="FR"/>
    </style:style>
    <style:style style:name="P26" style:family="paragraph" style:parent-style-name="Standard">
      <style:paragraph-properties fo:margin-left="0.635cm"/>
    </style:style>
    <style:style style:name="P27" style:family="paragraph" style:parent-style-name="Standard">
      <style:paragraph-properties fo:margin-left="1.27cm"/>
    </style:style>
    <style:style style:name="P28" style:family="paragraph" style:parent-style-name="Standard">
      <style:paragraph-properties fo:text-align="start" style:justify-single-word="false"/>
      <style:text-properties fo:color="#2f5496" loext:opacity="100%" fo:font-size="13pt" style:font-name-asian="F" style:font-size-asian="13pt" style:language-asian="fr" style:country-asian="FR" style:font-name-complex="F" style:font-size-complex="13pt">
        <loext:char-complex-color loext:theme-type="accent1" loext:color-type="theme">
          <loext:transformation loext:type="shade" loext:value="2509"/>
        </loext:char-complex-color>
      </style:text-properties>
    </style:style>
    <style:style style:name="P29" style:family="paragraph" style:parent-style-name="Standard" style:master-page-name="Standard">
      <style:paragraph-properties style:page-number="0"/>
    </style:style>
    <style:style style:name="P30" style:family="paragraph" style:parent-style-name="Standard">
      <style:text-properties officeooo:rsid="00067a1c" officeooo:paragraph-rsid="00067a1c"/>
    </style:style>
    <style:style style:name="P31" style:family="paragraph" style:parent-style-name="Standard">
      <style:text-properties officeooo:rsid="00074440" officeooo:paragraph-rsid="00074440"/>
    </style:style>
    <style:style style:name="P32" style:family="paragraph" style:parent-style-name="Standard">
      <style:text-properties officeooo:rsid="000937b2" officeooo:paragraph-rsid="000937b2"/>
    </style:style>
    <style:style style:name="P33" style:family="paragraph" style:parent-style-name="Subtitle">
      <style:paragraph-properties fo:text-align="start" style:justify-single-word="false"/>
    </style:style>
    <style:style style:name="P34" style:family="paragraph" style:parent-style-name="Title">
      <style:paragraph-properties fo:margin-top="0cm" fo:margin-bottom="0cm" style:contextual-spacing="true" fo:padding-left="0.141cm" fo:padding-right="0.141cm" fo:padding-top="0.035cm" fo:padding-bottom="0.035cm" fo:border="none"/>
    </style:style>
    <style:style style:name="P35" style:family="paragraph">
      <loext:graphic-properties draw:fill="solid" draw:fill-color="#8faadc"/>
      <style:paragraph-properties fo:text-align="start"/>
      <style:text-properties fo:font-size="11pt"/>
    </style:style>
    <style:style style:name="P36" style:family="paragraph">
      <loext:graphic-properties draw:fill="solid" draw:fill-color="#dae3f3"/>
      <style:paragraph-properties fo:text-align="start"/>
    </style:style>
    <style:style style:name="P37" style:family="paragraph">
      <loext:graphic-properties draw:fill="none"/>
      <style:paragraph-properties fo:text-align="start"/>
    </style:style>
    <style:style style:name="P38" style:family="paragraph">
      <loext:graphic-properties draw:fill="solid" draw:fill-color="#4472c4"/>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T1" style:family="text">
      <style:text-properties fo:color="#808080" loext:opacity="100%" style:font-name="Gentium Basic" fo:font-size="14pt" style:font-size-asian="14pt" style:font-size-complex="16pt">
        <loext:char-complex-color loext:theme-type="light1" loext:color-type="theme">
          <loext:transformation loext:type="shade" loext:value="4980"/>
        </loext:char-complex-color>
      </style:text-properties>
    </style:style>
    <style:style style:name="T2" style:family="text">
      <style:text-properties fo:color="#808080" loext:opacity="100%" style:font-name="Gentium Basic">
        <loext:char-complex-color loext:theme-type="light1" loext:color-type="theme">
          <loext:transformation loext:type="shade" loext:value="4980"/>
        </loext:char-complex-color>
      </style:text-properties>
    </style:style>
    <style:style style:name="T3"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4"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5" style:family="text">
      <style:text-properties fo:text-transform="uppercase" fo:color="#44546a" loext:opacity="100%" style:font-name="Gentium Basic" fo:font-size="18pt" style:font-size-asian="18pt" style:font-size-complex="18pt">
        <loext:char-complex-color loext:theme-type="dark2" loext:color-type="theme"/>
      </style:text-properties>
    </style:style>
    <style:style style:name="T6" style:family="text">
      <style:text-properties fo:color="#595959" loext:opacity="100%" fo:font-size="54pt" style:font-name-asian="F" style:font-size-asian="54pt" style:font-name-complex="F" style:font-size-complex="54pt">
        <loext:char-complex-color loext:theme-type="dark1" loext:color-type="theme">
          <loext:transformation loext:type="tint" loext:value="3490"/>
        </loext:char-complex-color>
      </style:text-properties>
    </style:style>
    <style:style style:name="T7" style:family="text">
      <style:text-properties fo:font-weight="bold" style:language-asian="fr" style:country-asian="FR" style:font-weight-asian="bold" style:font-weight-complex="bold"/>
    </style:style>
    <style:style style:name="T8" style:family="text">
      <style:text-properties fo:font-weight="bold" officeooo:rsid="00181976" style:language-asian="fr" style:country-asian="FR" style:font-weight-asian="bold" style:font-weight-complex="bold"/>
    </style:style>
    <style:style style:name="T9" style:family="text">
      <style:text-properties style:language-asian="fr" style:country-asian="FR"/>
    </style:style>
    <style:style style:name="T10" style:family="text">
      <style:text-properties officeooo:rsid="00074440" style:language-asian="fr" style:country-asian="FR"/>
    </style:style>
    <style:style style:name="T11" style:family="text">
      <style:text-properties officeooo:rsid="000937b2" style:language-asian="fr" style:country-asian="FR"/>
    </style:style>
    <style:style style:name="T12" style:family="text">
      <style:text-properties officeooo:rsid="0009b336" style:language-asian="fr" style:country-asian="FR"/>
    </style:style>
    <style:style style:name="T13" style:family="text">
      <style:text-properties officeooo:rsid="000c8a82" style:language-asian="fr" style:country-asian="FR"/>
    </style:style>
    <style:style style:name="T14" style:family="text">
      <style:text-properties fo:font-style="italic" style:language-asian="fr" style:country-asian="FR" style:font-style-asian="italic" style:font-style-complex="italic"/>
    </style:style>
    <style:style style:name="T15" style:family="text">
      <style:text-properties fo:color="#2f5496" loext:opacity="100%" fo:font-size="13pt" style:font-name-asian="F" style:font-size-asian="13pt" style:language-asian="fr" style:country-asian="FR" style:font-name-complex="F" style:font-size-complex="13pt">
        <loext:char-complex-color loext:theme-type="accent1" loext:color-type="theme">
          <loext:transformation loext:type="shade" loext:value="2509"/>
        </loext:char-complex-color>
      </style:text-properties>
    </style:style>
    <style:style style:name="T16" style:family="text">
      <style:text-properties fo:font-size="8pt" style:font-size-asian="8pt" style:font-size-complex="8pt"/>
    </style:style>
    <style:style style:name="T17" style:family="text">
      <style:text-properties officeooo:rsid="000a7cb7"/>
    </style:style>
    <style:style style:name="T18" style:family="text">
      <style:text-properties fo:font-weight="normal" style:language-asian="fr" style:country-asian="FR" style:font-weight-asian="normal" style:font-weight-complex="normal"/>
    </style:style>
    <style:style style:name="T19" style:family="text">
      <style:text-properties fo:background-color="#ffff00" loext:char-shading-value="0" style:language-asian="fr" style:country-asian="FR"/>
    </style:style>
    <style:style style:name="T20" style:family="text">
      <style:text-properties officeooo:rsid="0010b036"/>
    </style:style>
    <style:style style:name="T21" style:family="text">
      <style:text-properties officeooo:rsid="00116000"/>
    </style:style>
    <style:style style:name="T22" style:family="text">
      <style:text-properties officeooo:rsid="00131342"/>
    </style:style>
    <style:style style:name="T23" style:family="text">
      <style:text-properties officeooo:rsid="001411af"/>
    </style:style>
    <style:style style:name="T24" style:family="text">
      <style:text-properties officeooo:rsid="00179f1a"/>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left="0.141cm" fo:padding-right="0.141cm" fo:padding-top="0cm" fo:padding-bottom="0cm" fo:border="0.51pt solid #000000"/>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cm" fo:margin-right="0cm" fo:margin-top="0cm" fo:margin-bottom="0.00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8faadc" draw:textarea-vertical-align="middle" draw:auto-grow-height="false" fo:min-height="0.143cm" fo:min-width="18.544cm" fo:padding-top="0.127cm" fo:padding-bottom="0.127cm" fo:padding-left="0.254cm" fo:padding-right="0.254cm" fo:wrap-option="wrap" loext:decorative="false" style:run-through="background">
        <loext:fill-complex-color loext:theme-type="accent1" loext:color-type="theme">
          <loext:transformation loext:type="lummod" loext:value="6000"/>
          <loext:transformation loext:type="lumoff" loext:value="4000"/>
        </loext:fill-complex-color>
      </style:graphic-properties>
    </style:style>
    <style:style style:name="gr3" style:family="graphic" style:parent-style-name="Frame">
      <style:graphic-properties draw:stroke="none" svg:stroke-width="0.035cm" draw:stroke-linejoin="miter" svg:stroke-linecap="butt" draw:fill="solid" draw:fill-color="#dae3f3" draw:textarea-vertical-align="bottom" draw:auto-grow-height="false" fo:min-height="3.313cm" fo:min-width="16.512cm" fo:padding-top="0.508cm" fo:padding-bottom="1.27cm" fo:padding-left="1.27cm" fo:padding-right="1.27cm" fo:wrap-option="wrap" loext:decorative="false" style:run-through="background">
        <loext:fill-complex-color loext:theme-type="accent1" loext:color-type="theme">
          <loext:transformation loext:type="lummod" loext:value="2000"/>
          <loext:transformation loext:type="lumoff" loext:value="8000"/>
        </loext:fill-complex-color>
      </style:graphic-properties>
    </style:style>
    <style:style style:name="gr4" style:family="graphic" style:parent-style-name="Frame">
      <style:graphic-properties draw:stroke="none" svg:stroke-width="0.018cm" draw:fill="none" loext:fill-use-slide-background="false" draw:textarea-vertical-align="middle" draw:auto-grow-height="false" fo:min-height="17.782cm" fo:min-width="16.512cm" fo:padding-top="1.27cm" fo:padding-bottom="1.27cm" fo:padding-left="1.27cm" fo:padding-right="1.27cm" fo:wrap-option="wrap" loext:decorative="false" style:run-through="background"/>
    </style:style>
    <style:style style:name="gr5"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gr6" style:family="graphic" style:parent-style-name="Frame">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style style:name="gr7" style:family="graphic">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custom-shape text:anchor-type="char" draw:z-index="12" draw:name="Groupe 119" draw:style-name="gr5" draw:text-style-name="P38" svg:width="19.051cm" svg:height="26.508cm" svg:x="1.254cm" svg:y="0.596cm"><draw:enhanced-geometry/></draw:custom-shape></text:p>
      <text:p text:style-name="Standard"/>
      <text:p text:style-name="P23"/>
      <text:p text:style-name="P33" loext:marker-style-name="T9"><draw:frame draw:style-name="fr1" draw:name="Cadre1" text:anchor-type="paragraph" svg:x="0cm" svg:y="0.002cm" draw:z-index="22"><draw:text-box fo:min-height="0cm" fo:min-width="0.041cm"><text:p text:style-name="P34">La blockchain sur les traces de la filière avicole</text:p></draw:text-box></draw:frame><text:span text:style-name="T7">Sujet de Cécile GODÉ</text:span><text:span text:style-name="T9"><text:line-break/>Aix-Marseille Univ, CRET-LOG, Aix-en-Provence, France</text:span></text:p>
      <text:p text:style-name="Standard" loext:marker-style-name="T9"><text:span text:style-name="T9">Ce TP a pour but de mettre en avant les enjeux associés à la transformation digitale d’un cabinet d’expertise comptable. Il se concentre sur la gestion de projet en systèmes d’information (SI) et aborde la dimension humaine de la transformation.</text:span></text:p>
      <text:p text:style-name="P30" loext:marker-style-name="T9"><text:span text:style-name="T9">Digitalisation : transformé entreprise, chnager processus lié a logiciel informatisé</text:span></text:p>
      <text:p text:style-name="P30" loext:marker-style-name="T9"><text:span text:style-name="T9">numérisation !=</text:span><text:span text:style-name="T10">digitalisation</text:span><text:span text:style-name="T9"> </text:span></text:p>
      <text:p text:style-name="Standard" loext:marker-style-name="T9"><text:span text:style-name="T7">Mots clefs : </text:span><text:span text:style-name="T9">Digitalisation, Entreprise de Services du Numérique (ESN), Expertise-comptable, Gestion de projet, Infogérance.</text:span></text:p>
      <text:p text:style-name="P31" loext:marker-style-name="T9"><text:span text:style-name="T9">Chaine de valeur : </text:span><text:span text:style-name="T11">tout les element d’un proccesus d’un produit </text:span><text:span text:style-name="T12">industriel</text:span></text:p>
      <text:p text:style-name="P32" loext:marker-style-name="T9"><text:span text:style-name="T11">b</text:span><text:span text:style-name="T9">lockchain : acteur joue rôle intermédiaire de confiance( ex : banque</text:span><text:span text:style-name="T12">) s’affranchir Transaction par tiers de confiance</text:span></text:p>
      <text:p text:style-name="P25" loext:marker-style-name="T9">l’ensemble des membre du réseau de la blockchain</text:p>
      <text:p text:style-name="P25" loext:marker-style-name="T9"><text:span text:style-name="T17">BLOCKCHAIN=</text:span>un ensemble de transaction, hash du bloc, et hash du bloc précédents</text:p>
      <text:list text:style-name="WWNum17">
        <text:list-item>
          <text:h text:style-name="P2" text:outline-level="1" loext:marker-style-name="T9"><text:span text:style-name="T9">Énoncé</text:span><text:span text:style-name="T9"/></text:h>
        </text:list-item>
      </text:list>
      <text:p text:style-name="Standard" loext:marker-style-name="T9"><text:span text:style-name="T9">Gigan, groupe italien de grande distribution, décide d’implémenter une blockchain en mode cloud (</text:span><text:span text:style-name="T14">Blockchain as a Service</text:span><text:span text:style-name="T9">, </text:span><text:span text:style-name="T14">BaaS</text:span><text:span text:style-name="T9">). L’objectif est de renforcer ses capacités de traçabilité sur sa filière avicole, vendue sous marque distributeur. Le groupe va devoir conduire le changement technologique afin de contenir les résistances associées. </text:span></text:p>
      <text:p text:style-name="Standard" loext:marker-style-name="T9"><text:span text:style-name="T9">Gigan est un groupe italien de grande distribution créé en 1999, dont le siège se situe à Turin. Il est à ce jour constitué de trois enseignes :</text:span><text:span text:style-name="T9"/></text:p>
      <text:list text:style-name="WWNum19">
        <text:list-item>
          <text:p text:style-name="P5" loext:marker-style-name="T9"><text:span text:style-name="T9">Gigante Mercato, une enseigne de supermarchés (surface comprise entre 400 et 2 499 m2) répartie en Italie (1 213), en Suisse (134) et en Autriche (96) et implantés en zones urbaines et périurbaines. Les supermarchés proposent un assortiment large de produits alimentaires frais (légumes, fruits, viandes, poissons), laitiers, secs, transformés, etc. distribués sous marques nationales et distributeur. Les produits sont vendus au détail, soit en linéaire libre-service, soit en comptoir (comptoirs de boucherie et poissonnerie traditionnelles). Gigante Mercato est la première et plus ancienne enseigne créée par le groupe. <text:s/></text:span><text:span text:style-name="T9"/></text:p>
        </text:list-item>
        <text:list-item>
          <text:p text:style-name="P5" loext:marker-style-name="T9"><text:span text:style-name="T9">Gigan Macelleria, une enseigne de magasins de proximité spécialisée dans la distribution de produits bouchers et dérivés. Ces magasins sont principalement établis en zones urbaines et vendent leur large gamme de produits bouchers (marques nationales et distributeur) soit en linéaire libre-service, soit en comptoir. L’enseigne Gigan Macelleria étant bien implantée en Italie (713 magasins depuis la création de l’enseigne en 2004), le groupe a décidé d’ouvrir des magasins en Suisse depuis 2016 (29 à ce jour).</text:span><text:span text:style-name="T9"/></text:p>
        </text:list-item>
        <text:list-item>
          <text:p text:style-name="P5" loext:marker-style-name="T9"><text:soft-page-break/><text:span text:style-name="T9">Gigan Bio, une enseigne de magasins de proximité spécialisée dans la distribution de produits biologiques. La gamme de produits est assez large dans la mesure où l’enseigne distribue non seulement des produits alimentaires biologiques (l’offre de produits frais, comme les légumes, les fruits et des produits bouchers sous marque distributeur est particulièrement étoffée), mais également des produits issus du commerce équitable (éco-produits ménagers, cosmétique,</text:span> <text:span text:style-name="T9">etc.). Uniquement répartie en Italie (111 magasins à ce jour) en zones urbaine et rurale, Gigan Bio est aujourd’hui en pleine croissance (moyenne annuelle de 5,2 % de chiffre d’affaires entre 2012 – création de l’enseigne – et 2016). </text:span></text:p>
        </text:list-item>
      </text:list>
      <text:p text:style-name="P26" loext:marker-style-name="T9"><text:span text:style-name="T9">Les trois enseignes du groupe Gigan proposent une distribution omnicanale de leurs produits. Des solutions de e-commerce et de m-commerce ont été développées dès 2001 afin de permettre au groupe d’être au plus près des besoins du client. Deux modes Click &amp; Collect sont rendus possibles : un mode intégré (le client vient chercher sa commande en magasin) ou déporté (le client vient chercher sa commande dans un lieu de stockage différent du magasin) ; le client peut également acheter en ligne et se faire livrer à domicile.</text:span><text:span text:style-name="T9"/></text:p>
      <text:p text:style-name="P26" loext:marker-style-name="T9"><text:span text:style-name="T9">Au global, malgré un positionnement sur un secteur d’activité fortement concurrentiel, le groupe Gigan obtient de bons résultats financiers. Il se positionne comme un challenger robuste face aux grands leaders de la grande distribution que sont notamment les groupes Auchan, Sogegross et Bennet S.P.A. sur le territoire italien. Pour la 4e année consécutive, le groupe Gigan profite d’une croissance de ses ventes de 3 % et d’un chiffre d’affaires moyen annuel sur les 4 dernières années de 2,1 %. </text:span><text:span text:style-name="T9"/></text:p>
      <text:p text:style-name="P26" loext:marker-style-name="T9"><text:span text:style-name="T9">Les bons résultats du groupe Gigan sont notamment portés par :</text:span><text:span text:style-name="T9"/></text:p>
      <text:list text:style-name="WWNum20">
        <text:list-item>
          <text:p text:style-name="P6" loext:marker-style-name="T9"><text:span text:style-name="T9">Une Direction des Systèmes d’Information (DSI) pleinement investie près du groupe, consciente des rôles stratégiques de pilotage (gouverner le SI et être force de proposition), opérationnel (fournir un service SI) et de support (maintenir pour assurer le bon fonctionnement du SI) qu’elle a à jouer. Actuellement, la DSI est constituée d’un directeur des systèmes d’information, deux directeurs-adjoints spécialisés en management des solutions e/m-commerce pour l’un et en urbanisation des SI pour l’autre, de trois ingénieurs développeurs web-solutions, et de 14 informaticiens. Ces derniers peuvent être amenés à se déplacer du siège du Groupe (à Turin) vers les magasins des différentes enseignes sur les territoires italiens, suisse et autrichien. Cependant, dans la majorité des cas, les opérations de service et de support sont conduites du siège, à distance. Malgré leur plein engagement près des acteurs métiers, les équipes de la DSI se plaignent de ne plus trouver le temps nécessaire pour jouer leur rôle clé de gouvernance du SI près des décideurs stratégiques du groupe, leurs journées étant principalement consacrées aux missions opérationnelles et de support. </text:span><text:span text:style-name="T9"/></text:p>
        </text:list-item>
        <text:list-item>
          <text:p text:style-name="P6" loext:marker-style-name="T9"><text:span text:style-name="T9">Une très bonne image de marque sur son offre de produits frais et bouchers. Le groupe bénéficie notamment d’une réputation solide concernant sa filière avicole. Depuis 1999, il s’investit et s’engage dans une relation avec des fournisseurs locaux de la filière certifiés label qualité, mettant ainsi l’accent sur le caractère sain et biologique (en particulier dans les magasins de proximité Gigan Bio) des produits avicoles distribués sous marque distributeur. La dernière enquête de satisfaction clientèle réalisée par le groupe sur ses trois enseignes en 2017 révèle que les produits de la filière avicole (carcasse entière, à la découpe, plats « traiteurs » préparés à partir de viande de poulet, œufs frais) distribués sous marque distributeur participent significativement du volume global des ventes, attirant la clientèle vers ses enseignes et autres gammes de produits.</text:span><text:span text:style-name="T9"/></text:p>
        </text:list-item>
        <text:list-item>
          <text:p text:style-name="P6" loext:marker-style-name="T9"><text:span text:style-name="T9">La robustesse de son processus logistique, notamment concernant les achats des produits avicoles locaux. En cohérence avec sa stratégie de qualité, le choix a été fait de </text:span><text:soft-page-break/><text:span text:style-name="T9">privilégier le « circuit court », où le magasin est le seul intermédiaire entre le producteur et le consommateur. Le relation fournisseur-distributeur n’en est que plus étroite, facilitant la collaboration entre des acteurs qui se connaissent bien. Le positionnement des entrepôts régionaux de distribution est pensé en fonction de la consommation locale. La logistique génère la création d’un grand nombre d’entrepôts ainsi que des flux de camions importants et réguliers pour approvisionner les magasins. Chaque magasin doit donc gérer un ensemble de flux de données montantes et descendantes. Dans ce cadre, des technologies de gestion des entrepôts et de traçabilité ont été rapidement déployées : un Warehouse Management Systems (WMS) supporte la réception, l’entreposage (mise en stock avec optimisation des emplacements), la préparation de la commande, l’expédition, l’inventaire et la gestion des volumes ; le WMS est un module intégré à l’ERP du groupe Gigan. La traçabilité des produits repose principalement sur la technologie RFID (Radio Frequence Identification), exploitée pour l’impression/encodage, l’identification et la lecture à distance, des tags identifiant et trackant les produits. </text:span><text:span text:style-name="T9"/></text:p>
        </text:list-item>
      </text:list>
      <text:p text:style-name="P7" loext:marker-style-name="T9"/>
      <text:p text:style-name="P27" loext:marker-style-name="T9"><text:span text:style-name="T9">Ces dernières années, la traçabilité est non seulement devenue un enjeu industriel et commercial majeur pour le groupe Gigan, mais également un axe de communication clé vis-à-vis de ses clients. Pour autant, malgré les investissements SI réalisés dans le domaine de la logistique, le groupe pâtit des scandales sanitaires récurrents touchant l’agroalimentaire et la grande distribution. En effet, en 1999, des traces de dioxine (jusqu’à 100 fois supérieures à la norme imposée par l’OMS) sont retrouvées dans des poulets et des œufs en Belgique et en France ; en 2013, de la viande équine compose les lasagnes produites par Findus ; en 2017, du fipronil (traitement antiparasitaire) est retrouvé dans de nombreux ovoproduits et œufs de consommation ; toujours en 2017, des nourrissons sont victimes d’une contamination aux salmonelles après avoir consommé du lait infantile provenant des usines Lactalis. Face à ces scenarii catastrophes à répétition, la supply chain alimentaire doit gagner en transparence en renforçant la traçabilité de ses produits, en luttant contre les fraudes potentielles et en améliorant la sécurité alimentaire durant le transport. Le groupe Gigan est particulièrement sensible à ces enjeux dans la mesure où son volume de ventes est fortement porté par la bonne réputation de sa filière avicole. Elle ne peut donc pas se permettre que cette image de distributeur responsable soit remise en question. </text:span><text:span text:style-name="T9"/></text:p>
      <text:p text:style-name="P27" loext:marker-style-name="T9"><text:span text:style-name="T9">Fort de ce constat, le groupe décide de mettre en place un projet pilote pour contrôler ses approvisionnements en produits avicoles, mené par le responsable du pôle Développement international et innovation. Le 8 janvier 2018, Gigan annonce le lancement d’une blockchain alimentaire dédiée à la viande de poulets entiers et découpés vendus sous marque distributeur. Si les résultats sont concluants, la technologie sera étendue à d’autres filières animales et fruits et légumes. Côté consommateur, il pourra « flasher » à l’aide de son smartphone un code-barres en deux dimensions (QR code) apposé sur l’emballage. Il aura alors accès à un fichier complet de traçabilité du produit : la date de naissance du poulet, son élevage et le nom de son éleveur, le label, sa date d’abattage, ses traitements vétérinaires, la date et l’heure de son enregistrement en magasin, etc. G</text:span><text:span text:style-name="T19">igan veut être capable de rendre le parcours du produit complètement transparent pour le consommateur.</text:span><text:span text:style-name="T9"> Au-delà du consommateur, la mise en place d’une blockchain implique un engagement de l’ensemble des acteurs de la chaîne d’approvisionnement qui doivent fournir et partager leurs informations sur le registre constituant la blockchain. Chacun va devoir « </text:span><text:span text:style-name="T14">renseigner les informations de traçabilité qui les concernent, et ce pour chaque lot. Ces informations sont : les dates, lieux, bâtiments d’élevage, circuit de distribution, traitement potentiel, etc. </text:span><text:span text:style-name="T9">», précise Monsieur Yannick Chardon, responsable du pôle Développement International et Innovation chez </text:span><text:soft-page-break/><text:span text:style-name="T9">Gigan. Pour ce faire, chaque acteur de la chaîne d’approvisionnement utilisera une application lui permettant d’ajouter une information dans un bloc. Après validation, l’information sera horodatée et viendra compléter le bloc puis la blockchain. À ce stade, l’information sera infalsifiable. En accord avec le principe de transparence de la blockchain, les participants à la blockchain auront à tout moment accès aux informations certifiées stockées dans le registre. </text:span></text:p>
      <text:p text:style-name="P27" loext:marker-style-name="T9"><text:span text:style-name="T9">Gigan a décidé d’adopter une blockchain propriétaire IBM Blockchain Platform, qui est déjà exploitée par Walmart, Nestlé ou encore Unilever. Elle est déployée sous la forme d’une BaaS – Blockchain as a Service. Yannick Chardon a longuement défendu le choix d’IBM auprès de la direction, convaincu que l’expérience du groupe près d’un grand nom de la grande distribution tel que Walmart profitera à Gigan. De plus, M. Chardon est persuadé de la nécessité de renforcer le processus de transformation digitale du groupe, qui passera notamment par l’exploitation de la technologie blockchain. Le groupe a choisi de mettre en place une blockchain privée de consortium (seuls les membres identifiés constituant le réseau peuvent réaliser des transactions et ont accès au registre). </text:span><text:span text:style-name="T9"/></text:p>
      <text:p text:style-name="P27" loext:marker-style-name="T9"><text:span text:style-name="T9">IBM a dépêché à Turin (le siège social) une équipe d’ingénieurs spécialisés dans la blockchain, qui est chargée de développer puis d’implémenter la technologie chez Gigan. Cette équipe vient renforcer l’équipe projet menée par Yannick Chardon, initialement composée du directeur administratif et financier du groupe, de deux responsables innovation de la direction Développement international, ainsi que du directeur adjoint de la DSI spécialisé en urbanisation et de deux informaticiens de la DSI. Ces trois derniers acteurs ne sont pas à temps plein sur le projet, se partageant entre leurs activités courantes à la DSI et le projet.</text:span><text:span text:style-name="T9"/></text:p>
      <text:p text:style-name="P27" loext:marker-style-name="T9"><text:span text:style-name="T9">Début avril 2018 : le projet est maintenant entamé depuis 3 mois ; la blockchain doit être opérationnelle début juin. Pourtant, la DSI est peu engagée dans le projet, le directeur laissant peu de temps à son directeur-adjoint et ses deux informaticiens pour y prendre part. Ces derniers ne s’en plaignent pas… Les ingénieurs IBM ont clairement pris la main sur le projet, forts de leurs expertises technologiques en la matière. De son côté, M. Chardon passe beaucoup de temps à répondre aux sollicitations des médias.</text:span><text:span text:style-name="T9"/></text:p>
      <text:p text:style-name="P24" loext:marker-style-name="T9"/>
      <text:h text:style-name="P3" text:outline-level="1"><text:span text:style-name="T9">Questions</text:span></text:h>
      <text:list text:style-name="WWNum21">
        <text:list-item>
          <text:p text:style-name="P8" loext:marker-style-name="T7"><text:span text:style-name="T7">Décrivez la solution Blockchain déployée chez Gigan. </text:span></text:p>
        </text:list-item>
      </text:list>
      <text:p text:style-name="P12"/>
      <text:p text:style-name="P13">Déployé chez <text:span text:style-name="T21">G</text:span>igan <text:span text:style-name="T20">un Qr</text:span><text:span text:style-name="T21">C</text:span><text:span text:style-name="T20">ode pour avoir information de la chaine de production</text:span></text:p>
      <text:p text:style-name="P14">IBM et gigan étant des entreprise privé, <text:span text:style-name="T21">la production complète des produits est caché </text:span></text:p>
      <text:p text:style-name="P15">blockchain pas complètement décentralisé par IBM, <text:span text:style-name="T22">gigan a encore </text:span><text:span text:style-name="T23">la main dessus.</text:span></text:p>
      <text:p text:style-name="P16">Tout le monde a accès mais pas trop, pck secret d’entreprise.</text:p>
      <text:p text:style-name="P16"/>
      <text:p text:style-name="P17">Tracabilité pour </text:p>
      <text:p text:style-name="P17">pour gigan blockchain privé</text:p>
      <text:p text:style-name="P12"/>
      <text:list text:continue-numbering="true" text:style-name="WWNum21">
        <text:list-item>
          <text:p text:style-name="P8" loext:marker-style-name="T7"><text:span text:style-name="T7">Expliquez en quoi une solution Blockchain est adaptée aux besoins de Gigan.</text:span></text:p>
        </text:list-item>
      </text:list>
      <text:p text:style-name="P11"><text:span text:style-name="T13">Gigan = agroalimentaire </text:span></text:p>
      <text:p text:style-name="P11"><text:span text:style-name="T9">Fi</text:span><text:span text:style-name="T13">abilité des sources de production, traçage en cas de prblm. </text:span></text:p>
      <text:p text:style-name="P13"><text:span text:style-name="T13">F</text:span><text:span text:style-name="T9">idélisé le client + confiance client</text:span></text:p>
      <text:p text:style-name="P17"><text:span text:style-name="T9">Pour gigan, quel partenaire est fiable = sécurisé chaine de production</text:span></text:p>
      <text:p text:style-name="P17"><text:span text:style-name="T9">=&gt; digitalisation, optimiser gestion des flux</text:span></text:p>
      <text:p text:style-name="P10"><text:soft-page-break/><text:span text:style-name="T9"/></text:p>
      <text:list text:continue-numbering="true" text:style-name="WWNum21">
        <text:list-item>
          <text:p text:style-name="P8" loext:marker-style-name="T7"><text:span text:style-name="T7">Pourquoi est-il nécessaire de mettre en œuvre une démarche de gestion du changement chez Gigan ? Quelles sont les évolutions que la blockchain introduira dans les pratiques de travail en interne et des parties prenantes de la SC ?</text:span></text:p>
        </text:list-item>
      </text:list>
      <text:p text:style-name="List_20_Paragraph" loext:marker-style-name="T7"><text:span text:style-name="T18"/></text:p>
      <text:p text:style-name="P18">Evolution : <text:s/>refus de travailler , informer producteur/Fournisseurs</text:p>
      <text:p text:style-name="P18">au nv de la DSI : <text:span text:style-name="T24">perte de compétences </text:span></text:p>
      <text:p text:style-name="P12"/>
      <text:list text:continue-numbering="true" text:style-name="WWNum21">
        <text:list-item>
          <text:p text:style-name="P8" loext:marker-style-name="T7"><text:span text:style-name="T7"><text:s/>Afin de limiter les effets de résistance, vous préconisez la mise en œuvre de différents dispositifs de gestion du changement. Quels sont-ils ?</text:span></text:p>
        </text:list-item>
      </text:list>
      <text:p text:style-name="P21" loext:marker-style-name="T7"><text:span text:style-name="T7"/></text:p>
      <text:p text:style-name="P21" loext:marker-style-name="T7"><text:span text:style-name="T7"/></text:p>
      <text:p text:style-name="P19">Résistance au changement : naturellement gens veulent pas changer</text:p>
      <text:p text:style-name="P19"/>
      <text:p text:style-name="P20">solution </text:p>
      <text:p text:style-name="List_20_Paragraph" loext:marker-style-name="T7"><text:span text:style-name="T7">- </text:span><text:span text:style-name="T8">informer</text:span></text:p>
      <text:p text:style-name="List_20_Paragraph" loext:marker-style-name="T7"><text:span text:style-name="T8">- dsi : perte compétence : rencontre avec ibm, faire en sorte qu’ils connaissent le programme et les associer</text:span></text:p>
      <text:p text:style-name="List_20_Paragraph" loext:marker-style-name="T7"><text:span text:style-name="T8">-organisationnel : l’annoncer aux collaborateurs</text:span></text:p>
      <text:p text:style-name="List_20_Paragraph" loext:marker-style-name="T7"><text:span text:style-name="T7"/></text:p>
      <text:p text:style-name="P24" loext:marker-style-name="T9"/>
      <text:h text:style-name="Heading_20_2" text:outline-level="2" loext:marker-style-name="T9"><text:span text:style-name="T9">Annexe 1 : Qu’est-ce qu’une blockchain ?</text:span><text:span text:style-name="T9"/></text:h>
      <text:p text:style-name="Standard" loext:marker-style-name="T9"><text:span text:style-name="T9">« La blockchain est une technologie de stockage et de transmission d’informations, transparente, sécurisée, et fonctionnant sans organe central de contrôle. Par extension, une blockchain constitue une base de données qui contient l’historique de tous les échanges effectués entre ses utilisateurs depuis sa création. Cette base de données est sécurisée et distribuée : elle est partagée par ses différents utilisateurs, sans intermédiaire, ce qui permet à chacun de vérifier la validité de la chaîne ».</text:span><text:span text:style-name="T9"/></text:p>
      <text:p text:style-name="Standard" loext:marker-style-name="T9"><text:a xlink:type="simple" xlink:href="https://blockchainfrance.net/decouvrir-la-blockchain/c-est-quoi-la-blockchain/" text:style-name="Internet_20_link" text:visited-style-name="Visited_20_Internet_20_Link"><text:span text:style-name="Internet_20_link"><text:span text:style-name="T9">https://blockchainfrance.net/decouvrir-la-blockchain/c-est-quoi-la-blockchain/</text:span></text:span></text:a></text:p>
      <text:p text:style-name="P28" loext:marker-style-name="T15"/>
      <text:h text:style-name="P4" text:outline-level="2" loext:marker-style-name="T9"><text:span text:style-name="T9">Annexe 2 : Les différents types de Blockchain</text:span><text:span text:style-name="T9"/></text:h>
      <text:list text:style-name="WWNum22">
        <text:list-item>
          <text:p text:style-name="P9" loext:marker-style-name="T9"><text:span text:style-name="T9">Une blockchain publique implique (1) un libre accès au réseau, par tous, et la possibilité, pour tous, (2) de réaliser des transactions qui seront incluses au registre si elles sont approuvées et (3) de participer librement au processus d’approbation.</text:span><text:span text:style-name="T9"/></text:p>
        </text:list-item>
        <text:list-item>
          <text:p text:style-name="P9" loext:marker-style-name="T9"><text:span text:style-name="T9">Une blockchain privée repose sur un processus d’approbation limité à un unique acteur, bien que les autorisations de lecture par exemple puissent être publiques.</text:span><text:span text:style-name="T9"/></text:p>
        </text:list-item>
        <text:list-item>
          <text:p text:style-name="P9" loext:marker-style-name="T9"><text:span text:style-name="T9">Une blockchain de consortium renvoie à un processus d’accès au réseau, de transaction et d’approbation contrôlé par un nombre restreint et identifié de nœuds.</text:span><text:span text:style-name="T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Gentium Book Basic" fo:font-family="'Gentium Book Basic'"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WWNum17" style:class="text">
      <loext:graphic-properties draw:fill="none" draw:fill-color="#ffffff"/>
      <style:paragraph-properties fo:margin-top="0.423cm" fo:margin-bottom="0cm" style:contextual-spacing="false"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font-name="Gentium Book Basic" fo:font-family="'Gentium Book Basic'" style:font-family-generic="roman" style:font-pitch="variable"/>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c-axikw"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loext:linked-style-name="Sous-titre_20_Car" style:class="chapter">
      <style:text-properties fo:color="#5a5a5a" loext:opacity="100%" style:font-name="Calibri" fo:font-family="Calibri" style:font-family-generic="roman" style:font-pitch="variable"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mphasis" style:family="text" style:parent-style-name="Default_20_Paragraph_20_Font">
      <style:text-properties fo:font-style="italic" style:font-style-asian="italic" style:font-style-complex="italic"/>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Sous-titre_20_Car" style:display-name="Sous-titre Car" style:family="text" style:parent-style-name="Default_20_Paragraph_20_Font">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language-asian="fr" style:country-asian="F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start"/>
      <style:text-properties fo:font-size="18pt"/>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paragraph-properties fo:text-align="start"/>
      <style:text-properties fo:font-size="18pt"/>
    </style:style>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Mgr2" style:family="graphic" style:parent-style-name="Frame">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1" draw:name="Demi-cadre 4" draw:style-name="Mgr1" draw:text-style-name="MP1" svg:width="14.376cm" svg:height="18.698cm" draw:transform="rotate (-3.14159265358979) translate (20.9986666666667cm 28.448cm)"><text:p/><draw:enhanced-geometry draw:mirror-horizontal="false" draw:mirror-vertical="false" draw:text-areas="0 0 ?f19 ?f20" svg:viewBox="0 0 0 0" draw:type="ooxml-halfFrame" draw:modifiers="967 1017" draw:enhanced-path="M 0 0 L ?f19 0 ?f10 ?f8 ?f3 ?f8 ?f3 ?f12 0 ?f20 Z N"><draw:equation draw:name="f0" draw:formula="min(logwidth,logheight)"/><draw:equation draw:name="f1" draw:formula="100000*logwidth/?f0 "/><draw:equation draw:name="f2" draw:formula="if(0-$1 ,0,if(?f1 -$1 ,$1 ,?f1 ))"/><draw:equation draw:name="f3" draw:formula="?f0 *?f2 /100000"/><draw:equation draw:name="f4" draw:formula="logheight*?f3 /logwidth"/><draw:equation draw:name="f5" draw:formula="logheight+0-?f4 "/><draw:equation draw:name="f6" draw:formula="100000*?f5 /?f0 "/><draw:equation draw:name="f7" draw:formula="if(0-$0 ,0,if(?f6 -$0 ,$0 ,?f6 ))"/><draw:equation draw:name="f8" draw:formula="?f0 *?f7 /100000"/><draw:equation draw:name="f9" draw:formula="?f8 *logwidth/logheight"/><draw:equation draw:name="f10" draw:formula="logwidth+0-?f9 "/><draw:equation draw:name="f11" draw:formula="?f3 *logheight/logwidth"/><draw:equation draw:name="f12" draw:formula="logheight+0-?f11 "/><draw:equation draw:name="f13" draw:formula="?f3 *1/2"/><draw:equation draw:name="f14" draw:formula="(?f12 +logheight)/2"/><draw:equation draw:name="f15" draw:formula="(?f10 +logwidth)/2"/><draw:equation draw:name="f16" draw:formula="?f8 *1/2"/><draw:equation draw:name="f17" draw:formula="logheight/2"/><draw:equation draw:name="f18" draw:formula="logwidth/2"/><draw:equation draw:name="f19" draw:formula="logwidth"/><draw:equation draw:name="f20" draw:formula="logheight"/><draw:handle draw:handle-position="0 ?f8" draw:handle-range-y-maximum="?f6" draw:handle-range-y-minimum="0"/><draw:handle draw:handle-position="?f3 0" draw:handle-range-x-maximum="?f1" draw:handle-range-x-minimum="0"/></draw:enhanced-geometry></draw:custom-shape>R4.A.09 Management avancé des SI<text:tab/><text:tab/>Semestre 4</text:p>
        <text:p text:style-name="Header"/>
      </style:header>
      <style:header-first>
        <text:p text:style-name="Header"><draw:frame draw:style-name="Mfr1" draw:name="Image 7" text:anchor-type="char" svg:x="5.779cm" svg:y="-2.544cm" svg:width="4.445cm" svg:height="2.568cm" draw:z-index="21"><draw:image xlink:href="Pictures/10000001000002910000017C3A6B9562.png" xlink:type="simple" xlink:show="embed" xlink:actuate="onLoad" draw:mime-type="image/png"/></draw:frame></text:p>
      </style:header-first>
      <style:footer>
        <text:p text:style-name="Footer"><draw:custom-shape text:anchor-type="char" draw:z-index="5" draw:name="Carré corné 1" draw:style-name="Mgr2" draw:text-style-name="MP3" svg:width="1.191cm" svg:height="0.909cm" svg:x="0.028cm" svg:y="0.201cm"><text:p text:style-name="MP2"><text:span text:style-name="MT1"><text:page-number text:select-page="current">6</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1 : Les compétences</dc:title>
    <dc:subject>Management avancé des SI</dc:subject>
    <meta:initial-creator>Monsieur Clément Terrasse</meta:initial-creator>
    <meta:editing-cycles>38</meta:editing-cycles>
    <meta:creation-date>2024-09-10T12:17:00</meta:creation-date>
    <dc:date>2026-01-27T18:27:59.472292784</dc:date>
    <meta:editing-duration>PT4H42M7S</meta:editing-duration>
    <meta:generator>LibreOffice/24.2.7.2$Linux_X86_64 LibreOffice_project/420$Build-2</meta:generator>
    <meta:document-statistic meta:table-count="0" meta:image-count="1" meta:object-count="0" meta:page-count="7" meta:paragraph-count="63" meta:word-count="2430" meta:character-count="15988" meta:non-whitespace-character-count="13606"/>
    <meta:user-defined meta:name="AppVersion">16.0000</meta:user-defined>
    <meta:user-defined meta:name="Company">Monsieur Clément Terrasse</meta:user-defined>
    <meta:template xlink:type="simple" xlink:actuate="onRequest" xlink:title="Normal" xlink:href=""/>
  </office:meta>
</office:document-meta>
</file>